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3c0" officeooo:paragraph-rsid="000a0f0e"/>
    </style:style>
    <style:style style:name="P2" style:family="paragraph" style:parent-style-name="Standard">
      <style:text-properties officeooo:rsid="00179c9c" officeooo:paragraph-rsid="000a0f0e"/>
    </style:style>
    <style:style style:name="P3" style:family="paragraph" style:parent-style-name="Standard">
      <style:text-properties officeooo:rsid="00188507" officeooo:paragraph-rsid="000a0f0e"/>
    </style:style>
    <style:style style:name="P4" style:family="paragraph" style:parent-style-name="Standard">
      <style:text-properties officeooo:rsid="001a3217" officeooo:paragraph-rsid="000a0f0e"/>
    </style:style>
    <style:style style:name="P5" style:family="paragraph" style:parent-style-name="Standard">
      <style:text-properties style:font-name="Liberation Serif" fo:font-style="italic" officeooo:rsid="001a3217" officeooo:paragraph-rsid="000a0f0e" style:font-style-asian="italic" style:font-style-complex="italic"/>
    </style:style>
    <style:style style:name="P6" style:family="paragraph" style:parent-style-name="Standard">
      <style:text-properties officeooo:rsid="001ad3b1" officeooo:paragraph-rsid="000a0f0e"/>
    </style:style>
    <style:style style:name="P7" style:family="paragraph" style:parent-style-name="Standard">
      <style:text-properties officeooo:rsid="001bdea1" officeooo:paragraph-rsid="000a0f0e"/>
    </style:style>
    <style:style style:name="P8" style:family="paragraph" style:parent-style-name="Standard">
      <style:text-properties officeooo:rsid="001d08cd" officeooo:paragraph-rsid="000a0f0e"/>
    </style:style>
    <style:style style:name="T1" style:family="text">
      <style:text-properties officeooo:rsid="011c4e4b"/>
    </style:style>
    <style:style style:name="T2" style:family="text">
      <style:text-properties officeooo:rsid="0310ef77"/>
    </style:style>
    <style:style style:name="T3" style:family="text">
      <style:text-properties officeooo:rsid="004e0be7"/>
    </style:style>
    <style:style style:name="T4" style:family="text">
      <style:text-properties officeooo:rsid="030e9fad"/>
    </style:style>
    <style:style style:name="T5" style:family="text">
      <style:text-properties officeooo:rsid="00fe0707"/>
    </style:style>
    <style:style style:name="T6" style:family="text">
      <style:text-properties officeooo:rsid="011aa682"/>
    </style:style>
    <style:style style:name="T7" style:family="text">
      <style:text-properties officeooo:rsid="030f7f35"/>
    </style:style>
    <style:style style:name="T8" style:family="text">
      <style:text-properties officeooo:rsid="001d08cd"/>
    </style:style>
    <style:style style:name="T9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<text:span text:style-name="T3">Обильными снегопадами</text:span> <text:span text:style-name="T3">встречала </text:span>столица нашей Родины — Москва — участников зимнего этапа Всесоюзной игры «Зарница».</text:p>
      <text:p text:style-name="P2">От Конотопа поехали шестеро участников с одним сопровождающим и со своими лыжами.</text:p>
      <text:p text:style-name="P2">За лыжи я был спокоен — папины резинки держались как надо. Я забросил их на третью полку, а сам разделся и улёгся на второй <text:span text:style-name="T4">в купе плацкартного вагона</text:span>.</text:p>
      <text:p text:style-name="P2">Свет в вагоне уже выключили, но за окном горели фонари над заснеженным перроном четвёртой платформы.</text:p>
      <text:p text:style-name="P2">Наконец, со стороны локомотива в голове поезда донёсся перестук дёргающих друг друга вагонов. Нас тоже дерганýло, а потом, плавно ускоряясь, понесло вперёд. <text:s/></text:p>
      <text:p text:style-name="P2">В Москву! В Москву!</text:p>
      <text:p text:style-name="P2"/>
      <text:p text:style-name="P3">Там, под вечер следующего дня, мы оставили лыжи в раздевалке громадной, закрытой на каникулы, школы и нас <text:s/>развели <text:span text:style-name="T5">по</text:span> свои<text:span text:style-name="T5">м</text:span> квартир<text:span text:style-name="T5">ам</text:span> жильцы окружающего микрорайона. <text:s/>Один зарничник на одну гостеприимную семью.</text:p>
      <text:p text:style-name="P3">Утром меня напоили чаем и отвели обратно в школу, чтобы хорошенько запомнил дорогу и вечером <text:span text:style-name="T5">уже</text:span> бы <text:span text:style-name="T5">сам нашёл</text:span> <text:span text:style-name="T6">квартиру, </text:span>куда меня определили на постой.</text:p>
      <text:p text:style-name="P3">Ели мы три раза в день в громадной столовой недалеко от громадной школы.</text:p>
      <text:p text:style-name="P3">Кроме того дня, когда нас, вместе с лыжами, отвезли в Таманскую дивизию, расквартированную под Москвой, и мы бежали по пушистому снегу в атаку между чёрных кустов, а рядом, тоже на лыжах, бежал солдат в шинели и строчил из автомата Калашникова холостыми патронами.</text:p>
      <text:p text:style-name="P3">В тот день мы увидели, что на «Зарницу» съехались сотни две школьников и нас кормили обедом в солдатской столовой.</text:p>
      <text:p text:style-name="P3">На следующий день, после <text:span text:style-name="T5">затяжной</text:span> экскурсии <text:span text:style-name="T5">по городу, </text:span>наша конотопская группа приехала на Красную Площадь <text:span text:style-name="T5">для</text:span> посе<text:span text:style-name="T5">щения</text:span> Мавзоле<text:span text:style-name="T5">я</text:span> Ленина.</text:p>
      <text:p text:style-name="P3">Мы встали в конце длинной очереди и в густеющих сумерках долго продвигались по чёрной присыпанной снегом брусчатке. У меня сильно замёрзли ноги — эта брусчатка пронизывала ледяным холодом даже сквозь подошвы <text:span text:style-name="T5">зимних </text:span>ботинок.</text:p>
      <text:p text:style-name="P4">Нам оставалось всего петров пятьдесят, когда в Мавзолее <text:span text:style-name="T6">за</text:span>кончился рабочий день и его за<text:span text:style-name="T6">пер</text:span>ли <text:span text:style-name="T6">на ночь</text:span>.</text:p>
      <text:p text:style-name="P4">Нас завели в Г<text:span text:style-name="T4">УМ</text:span> на полчаса, погреться. Я боялся, что ноги не успеют отойти, но оказалось, что полчаса достаточно.</text:p>
      <text:p text:style-name="P4">Старший группы сказал, что «Зарница» закончена, но у нас ещё один день в Москве и завтра с утра мы точно попадём в Мавзолей, а потом — по магазинам.</text:p>
      <text:p text:style-name="P4"/>
      <text:p text:style-name="P4">Но на следующее утро, выйдя от своих гостеприимцев, я задержался в громадной столовой и, когда пришёл в громадную школу, наша группа, оказывается, уже уехала в Мавзолей.</text:p>
      <text:p text:style-name="P4">Сторож уходил до пяти часов и запер меня внутри — не мёрзнуть же на улице — и я целый день провёл в здании громадной пустой школы.</text:p>
      <text:p text:style-name="P4">Почти все двери там были заперты. В комнате сторожа оказался телефон. Я никогда раньше им не пользовался, <text:s/>а тут начал.</text:p>
      <text:p text:style-name="P4">Накручивал диск, набирая номер, пока не пойдут гудки.</text:p>
      <text:p text:style-name="P4">- Алло?</text:p>
      <text:p text:style-name="P4">- Алло! Это зоопарк?</text:p>
      <text:p text:style-name="P4">- Нет.</text:p>
      <text:p text:style-name="P4">- А почему у телефона осёл?</text:p>
      <text:p text:style-name="P5"/>
      <text:p text:style-name="P5"><text:span text:style-name="T5">(...т</text:span>ьфу, даже вспомнить противно...<text:span text:style-name="T5">)</text:span></text:p>
      <text:p text:style-name="P5"/>
      <text:p text:style-name="P4">Когда сторож вечером меня открыл, вернулись наши и было назначено время утреннего <text:soft-page-break/>сбора, чтобы ехать домой.</text:p>
      <text:p text:style-name="P4">В квартире гостеприимцев, я увидел книгу Дюма «Двадцать лет спустя» и спросил где можно купит<text:span text:style-name="T6">ь</text:span> такую же.</text:p>
      <text:p text:style-name="P4">Они объяснили как пройти через два микрорайонных перекрёстка до стеклянного книжного. Только там уж, наверно, закрыто.</text:p>
      <text:p text:style-name="P4">Но я всё равно пошёл.</text:p>
      <text:p text:style-name="P4">Было очень тихо и сверху спускались редкие снежинки. </text:p>
      <text:p text:style-name="P4">Я постоял возле стеклянных стен запертого магазина, чуть светящегося изнутри. </text:p>
      <text:p text:style-name="P4">До чего пусто и какая необъятная тишина.</text:p>
      <text:p text:style-name="P4">Потом по заснеженному тротуару прошёл запоздалый прохожий и я вернулся на постой. </text:p>
      <text:p text:style-name="P4">По телевизору шёл фильм «Вертикаль» с Владимиром Высоцким.</text:p>
      <text:p text:style-name="P4"/>
      <text:p text:style-name="P6">Мы точно знали чего хотим: стать вокально-инструментальным ансамблем.</text:p>
      <text:p text:style-name="P6">Песни про прокурора, поднявшего окровавленную руку на счастье и покой <text:span text:style-name="T6">служили всего </text:span>лишь началом нашего большого пути.</text:p>
      <text:p text:style-name="P6">Эти выскочки — «Поющие гитары» и «Весёлые ребята» — <text:s/>фактически, украли наши песни. Это мы должны были исполнить про кольцо Сатурна для суженой и заделать «Цыганочку» со знобящим электрогитарным вибрато. Просто, пока мы ещё тренировались на том, что голубей он не покупал, а у прохожих шарил по карманам, они выскочили раньше нас.</text:p>
      <text:p text:style-name="P6"><text:span text:style-name="T5">Но м</text:span>ы не сдались. </text:p>
      <text:p text:style-name="P6">На переменах в двухэтажном здании Черевкиной школы, куда опять был переведён наш, девятый, класс, мы собирались у окна на лестничной площадке и музыцыровали.</text:p>
      <text:p text:style-name="P6">Инструментом служил металлический чертёжный треугольник, брошенный на подоконник Сашей Родионенко, он же Радя, для выбивания ритм-сопровождения при исполнении песни.</text:p>
      <text:p text:style-name="P6">На моих вокальных данных Чуба сразу поставил крест. Однако, проблема была не в голосовых связках, а в ушах. Я просто-напросто не слышал в какую степь пою. </text:p>
      <text:p text:style-name="P7">Спорить с Чубой я не стал — он эксперт, заканчивающий музшколу по классу баяна: ему слышнее.</text:p>
      <text:p text:style-name="P7">Про Владю Чуба сказал, что тот поёт правильно и даже есть голос, но непонятно где он в нём сидит.</text:p>
      <text:p text:style-name="P7">Так и остались всего два вокалиста: Чуба и Радя.</text:p>
      <text:p text:style-name="P7">Вполне возможно, что мы так и не продвинулись бы дальше подоконника, но после зимних каникул в школу пришла учительница пения Валентина. </text:p>
      <text:p text:style-name="P7">С виду девушка, но с женской причёской, когда на голове делают как бы круглую подушечку из волос.</text:p>
      <text:p text:style-name="P7">Она играла на аккордеоне, широко разводя и вновь стискивая его меха и, помимо нашей школы вела ещё пение в двенадцатой.</text:p>
      <text:p text:style-name="P7">Она сказала, что мы можем поехать на областной смотр молодых талантов, <text:span text:style-name="T7">но</text:span> придётся хорош<text:span text:style-name="T7">енько</text:span> поработать, потому что смотр будет <text:s/>в феврале — <text:span text:style-name="T1">сколько тут осталось?</text:span> Петь будут девушки двенадцатой школы, а нам нужно отрепетировать инструментальн<text:span text:style-name="T7">ое</text:span> <text:span text:style-name="T7">сопровождение</text:span>. Так мы станем молодёжным ансамблем от Клуба КПВРЗ, потому что это не школьный смотр.</text:p>
      <text:p text:style-name="P7">До чего просто всё решается, если знаешь как за это <text:span text:style-name="T7">всё</text:span> взяться.</text:p>
      <text:p text:style-name="P7"/>
      <text:p text:style-name="P7">Репетиции проводились по вечерам, за синими шторками кабинета физики. </text:p>
      <text:p text:style-name="P7">В гитарную группу вошёл также один десятиклассник из двенадцатой, но с виду повзрослее.</text:p>
      <text:p text:style-name="P7">У него с Валентиной были нескрываемо особые отношения — <text:span text:style-name="T8">уж до того по-хозяйски укутывал он ей шею шарфом после репетиций и она так доверительно опускала свою голову ему на плечо, шагая по тёмному коридору школы на выход.</text:span></text:p>
      <text:p text:style-name="P8">Девушки из двенадцатой появились на репетициях всего пару раз и не в полном составе, но Валентина заверила, что они свою партию знают.</text:p>
      <text:p text:style-name="P8">На предварительном просмотре на сцене Клуба, за день до отъезда в Сумы, появился ещё <text:soft-page-break/>один, <text:span text:style-name="T5">крепко</text:span> упитанный, <text:s/>парень неизвестно из какой школы. Он пел:</text:p>
      <text:p text:style-name="P8"><text:tab/><text:tab/> «...<text:span text:style-name="T9">здравствуй русское поле, я твой тонкий колосок</text:span>...»</text:p>
      <text:p text:style-name="P8">Восемь вокалисток из двенадцатой исполняли патриотическую молодёжную о том, что комсомольцы раньше думают о Родине, а потом о себе...</text:p>
      <text:p text:style-name="P8">А Саша Родионенко, он же Радя, полуречитативом выдавал песню Высоцкого о братских могилах.</text:p>
      <text:p text:style-name="P8">Должно быть неплохо мы смотрелись — строй из восьми девушек перед двумя микрофонами, Валентина с аккордеоном, Чепа позади одиночного барабана на стойке, три гитариста с акустическими гитарами на верёвочках через плечо и В<text:span text:style-name="T5">о</text:span>лодя Лиман за контрабасом.</text:p>
      <text:p text:style-name="P8">Откуда взялся Лиман и почему без клички?</text:p>
      <text:p text:style-name="P8">Он <text:span text:style-name="T5">десятиклассник</text:span> нашей школы, а хата его в конце Кузнечной, рядом с вековой берёзой, из которой по весне натекает с десяток трёхлитровых банок берёзового сока. Но сок, конечно, не весь ему, потому что это длинная кирпичная хата на четырёх хозяев.</text:p>
      <text:p text:style-name="P1">Отсутствие клички легко объяснимо, сама уж фамилия звучит, как кликуха — «Лиман».</text:p>
      <text:p text:style-name="P1">Контрабас ему выдал Аксёнов из комнаты <text:span text:style-name="T7">Э</text:span>страдного <text:span text:style-name="T7">А</text:span>нсамбля.</text:p>
      <text:p text:style-name="P1">Вряд ли у Лимана имелись какие-либо способности к игре на контрабасе. Скорее всего, ему, как и мне, очень хотелось в музыкальную индустрию.</text:p>
      <text:p text:style-name="P1">Он присоединился к нам без всяких репетиций, <text:span text:style-name="T7">сразу </text:span>на предварительном прослушивании в Клубе. </text:p>
      <text:p text:style-name="P1">Валентина просила его играть потише и пореже, чтоб не очень <text:span text:style-name="T1">выделялся</text:span>. Но Лиман не сумел сдержать своего рвения и к концу прогона два пальца правой руки оказались стёртыми в кровь, <text:span text:style-name="T2">ч</text:span>тоб было чем дёргать контрабасные струны в Сумах, он обмотал их изоленто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51:27.638720583</meta:creation-date>
    <dc:date>2017-03-01T16:51:46.507214738</dc:date>
    <dc:creator>sehrguey </dc:creator>
    <meta:editing-duration>PT18S</meta:editing-duration>
    <meta:editing-cycles>1</meta:editing-cycles>
    <meta:document-statistic meta:table-count="0" meta:image-count="0" meta:object-count="0" meta:page-count="3" meta:paragraph-count="65" meta:word-count="1160" meta:character-count="7504" meta:non-whitespace-character-count="6376"/>
    <meta:generator>LibreOffice/4.3.3.2$Linux_x86 LibreOffice_project/430m0$Build-2</meta:generator>
  </office:meta>
</office:document-meta>
</file>